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9d55" officeooo:paragraph-rsid="00009d55"/>
    </style:style>
    <style:style style:name="P2" style:family="paragraph" style:parent-style-name="Standard" style:list-style-name="L1">
      <style:text-properties officeooo:rsid="0001e80c" officeooo:paragraph-rsid="0001e80c"/>
    </style:style>
    <style:style style:name="P3" style:family="paragraph" style:parent-style-name="Standard" style:list-style-name="L1">
      <style:text-properties officeooo:rsid="00038250" officeooo:paragraph-rsid="00038250"/>
    </style:style>
    <style:style style:name="P4" style:family="paragraph" style:parent-style-name="Standard" style:list-style-name="L1">
      <style:text-properties officeooo:rsid="00055c43" officeooo:paragraph-rsid="00055c43"/>
    </style:style>
    <style:style style:name="P5" style:family="paragraph" style:parent-style-name="Standard" style:list-style-name="L1">
      <style:text-properties officeooo:rsid="0005acfc" officeooo:paragraph-rsid="0005acfc"/>
    </style:style>
    <style:style style:name="P6" style:family="paragraph" style:parent-style-name="Standard" style:list-style-name="L1">
      <style:text-properties officeooo:rsid="00091679" officeooo:paragraph-rsid="00091679"/>
    </style:style>
    <style:style style:name="P7" style:family="paragraph" style:parent-style-name="Standard" style:list-style-name="L1">
      <style:text-properties officeooo:rsid="000a2b1b" officeooo:paragraph-rsid="000a2b1b"/>
    </style:style>
    <style:style style:name="P8" style:family="paragraph" style:parent-style-name="Standard">
      <style:text-properties officeooo:rsid="000a2b1b" officeooo:paragraph-rsid="000a2b1b"/>
    </style:style>
    <style:style style:name="P9" style:family="paragraph" style:parent-style-name="Standard">
      <style:text-properties officeooo:rsid="000bc4e0" officeooo:paragraph-rsid="000bc4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8250" style:font-weight-asian="normal" style:font-weight-complex="normal"/>
    </style:style>
    <style:style style:name="T4" style:family="text">
      <style:text-properties fo:font-weight="normal" officeooo:rsid="0007806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a de investigación:</text:p>
      <text:p text:style-name="P1"/>
      <text:p text:style-name="P1">Área modular: Emprendimiento productivo y desarrollo local</text:p>
      <text:p text:style-name="P1"/>
      <text:p text:style-name="P1">Temática: Análisis de casos</text:p>
      <text:p text:style-name="P1"/>
      <text:p text:style-name="P1">Objetivos: </text:p>
      <text:p text:style-name="P1">Realizar una encuesta con el propósito de recabar información sobre casos de emprendedores y emprendimientos reales, a fin de recaudar datos que puedan servir para el análisis de situaciones, patrones y comportamientos del perfil emprendedor, como así también características de sus inversiones iniciales, estatus legal, estatus socioeconómico inicial y estatus actual.</text:p>
      <text:p text:style-name="P1"/>
      <text:p text:style-name="P1">Es importante considerar esta tarea seriamente dado que para concluir con el trabajo el alumno/a deberá exponer en oratoria el mismo.</text:p>
      <text:p text:style-name="P1"/>
      <text:p text:style-name="P1">Cuestionario de preguntas <text:span text:style-name="T1">mínimas</text:span><text:span text:style-name="T2">:</text:span></text:p>
      <text:p text:style-name="P1"><text:span text:style-name="T2"/></text:p>
      <text:list xml:id="list2051757169" text:style-name="L1">
        <text:list-item>
          <text:p text:style-name="P2"><text:span text:style-name="T2">Nombre del emprendimiento, de que forma lo ve la sociedad</text:span></text:p>
        </text:list-item>
        <text:list-item>
          <text:p text:style-name="P2"><text:span text:style-name="T2">Rubro del emprendimiento </text:span></text:p>
        </text:list-item>
        <text:list-item>
          <text:p text:style-name="P2"><text:span text:style-name="T2">Inicios del emprendimiento (una breve historia)</text:span></text:p>
        </text:list-item>
        <text:list-item>
          <text:p text:style-name="P2"><text:span text:style-name="T2">Motivo del emprendimiento</text:span></text:p>
        </text:list-item>
        <text:list-item>
          <text:p text:style-name="P2"><text:span text:style-name="T3">Capital inicial del emprendimiento</text:span><text:span text:style-name="T2"> </text:span><text:span text:style-name="T3">(monto aproximados)</text:span></text:p>
        </text:list-item>
        <text:list-item>
          <text:p text:style-name="P3"><text:span text:style-name="T2">Procedencia del capital inicial (crédito, ahorro, inversionistas)</text:span></text:p>
        </text:list-item>
        <text:list-item>
          <text:p text:style-name="P4"><text:span text:style-name="T2">Beneficios obtenidos (Económicos, social, cultural, libertades individuales, etc)</text:span></text:p>
        </text:list-item>
        <text:list-item>
          <text:p text:style-name="P5"><text:span text:style-name="T2">Estatus actual (</text:span><text:span text:style-name="T4">Situación económica, sociocultural, anímica, etc)</text:span></text:p>
        </text:list-item>
        <text:list-item>
          <text:p text:style-name="P6"><text:span text:style-name="T4">P</text:span><text:span text:style-name="T2">royecto a futuro (ampliación de cartera, ampliación de rubros, etc)</text:span></text:p>
        </text:list-item>
        <text:list-item>
          <text:p text:style-name="P7"><text:span text:style-name="T2">Observaciones generales particulares (a considerar por el alumno o alumna)</text:span></text:p>
        </text:list-item>
      </text:list>
      <text:p text:style-name="P8"><text:span text:style-name="T2"/></text:p>
      <text:p text:style-name="P9"><text:span text:style-name="T2">Jueves 23/6 cuella no vie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9:58:34.738759512</meta:creation-date>
    <dc:date>2022-06-02T20:34:16.494571333</dc:date>
    <meta:editing-duration>PT25M22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1" meta:paragraph-count="18" meta:word-count="177" meta:character-count="1264" meta:non-whitespace-character-count="1113"/>
  </office:meta>
</office:document-meta>
</file>